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Heading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ocabulário relacionado às conferências</text:p>
      <text:p text:style-name="P1"><text:span text:style-name="T2"/></text:p>
      <text:p text:style-name="P2"/>
      <text:p text:style-name="P2">|--&gt; Área de política</text:p>
      <text:p text:style-name="P2"><text:s/>forma alternativa: <text:span text:style-name="T1">Área política</text:span></text:p>
      <text:p text:style-name="P2"><text:s/>forma alternativa: <text:span text:style-name="T1">Área temática</text:span></text:p>
      <text:p text:style-name="P2"><text:s text:c="3"/>|--&gt; Desenvolvimento econômico</text:p>
      <text:p text:style-name="P2"><text:s text:c="4"/>nota de escopo: <text:span text:style-name="T1">arranjos produtivos locais, assistência técnica e extensão rural, desenvolvimento regional e desenvolvimento rural sustentável e solidário</text:span></text:p>
      <text:p text:style-name="P2"><text:s text:c="3"/>|--&gt; Garantia de direitos</text:p>
      <text:p text:style-name="P2"><text:s text:c="4"/>nota de escopo: <text:span text:style-name="T1">criança e adolescente, educação, juventude, LGBT, mulheres e pessoa idosa</text:span></text:p>
      <text:p text:style-name="P2"><text:s text:c="3"/>|--&gt; Infraestrutura</text:p>
      <text:p text:style-name="P2"><text:s text:c="4"/>nota de escopo: <text:span text:style-name="T1">cidades</text:span></text:p>
      <text:p text:style-name="P2"><text:s text:c="3"/>|--&gt; Políticas sociais</text:p>
      <text:p text:style-name="P2"><text:s text:c="4"/>nota de escopo: <text:span text:style-name="T1">assistência social, cultura, saúde, segurança alimentar e nutricional</text:span></text:p>
      <text:p text:style-name="P2"><text:s text:c="3"/>|--&gt; Recursos naturais</text:p>
      <text:p text:style-name="P2"><text:s text:c="4"/>nota de escopo: <text:span text:style-name="T1">Recursos naturais</text:span></text:p>
      <text:p text:style-name="P2">|--&gt; Ato normativo</text:p>
      <text:p text:style-name="P2"><text:s text:c="3"/>|--&gt; Decreto presidencial</text:p>
      <text:p text:style-name="P2"><text:s text:c="3"/>|--&gt; Portaria ministerial</text:p>
      <text:p text:style-name="P2"><text:s text:c="4"/>nota de escopo: <text:span text:style-name="T1">Portaria emitida por um ou mais ministérios</text:span></text:p>
      <text:p text:style-name="P2"><text:s text:c="3"/>|--&gt; Resolução</text:p>
      <text:p text:style-name="P2"><text:s text:c="4"/>forma alternativa: <text:span text:style-name="T1">Decisão</text:span></text:p>
      <text:p text:style-name="P2"><text:s text:c="4"/>forma alternativa: <text:span text:style-name="T1">Tese</text:span></text:p>
      <text:p text:style-name="P2"><text:s text:c="4"/>forma alternativa: <text:span text:style-name="T1">Diretriz</text:span></text:p>
      <text:p text:style-name="P2"><text:s text:c="4"/>forma alternativa: <text:span text:style-name="T1">Deliberação</text:span></text:p>
      <text:p text:style-name="P2"><text:s text:c="4"/>forma alternativa: <text:span text:style-name="T1">Proposta</text:span></text:p>
      <text:p text:style-name="P2">|--&gt; Corpo gestor de conferência</text:p>
      <text:p text:style-name="P2">|--&gt; Cota</text:p>
      <text:p text:style-name="P2"><text:s/>termo relacionado: <text:span text:style-name="T1">Vaga</text:span></text:p>
      <text:p text:style-name="P2">|--&gt; Delegado</text:p>
      <text:p text:style-name="P2">|--&gt; formulação</text:p>
      <text:p text:style-name="P2">|--&gt; Governo</text:p>
      <text:p text:style-name="P2">|--&gt; grupo étnico</text:p>
      <text:p text:style-name="P2"><text:s/>termo relacionado: <text:span text:style-name="T1">Vaga</text:span></text:p>
      <text:p text:style-name="P2"><text:s/>termo relacionado: <text:span text:style-name="T1">Cota</text:span></text:p>
      <text:p text:style-name="P2">|--&gt; Instância de participação social</text:p>
      <text:p text:style-name="P2"><text:s/>termo relacionado: <text:span text:style-name="T1">Mecanismo de participação social</text:span></text:p>
      <text:p text:style-name="P2"><text:s text:c="3"/>|--&gt; Comissão</text:p>
      <text:p text:style-name="P2"><text:s text:c="3"/>|--&gt; Conferência</text:p>
      <text:p text:style-name="P2"><text:s text:c="4"/>forma alternativa: <text:span text:style-name="T1">Conferência de políticas públicas</text:span></text:p>
      <text:p text:style-name="P2"><text:s text:c="4"/>forma alternativa: <text:span text:style-name="T1">Conferência nacional</text:span></text:p>
      <text:p text:style-name="P2"><text:s text:c="4"/>definição: <text:span text:style-name="T1">Instância colegiada temática permanente, instituída por ato normativo, de diálogo entre a sociedade civil e o governo para promover a participação no processo decisório e na gestão de políticas públicas</text:span></text:p>
      <text:p text:style-name="P2"><text:s text:c="4"/>definição: <text:span text:style-name="T1">Processo periódico de promoção do diálogo entre governo e sociedade, realizado em etapas, tipicamente convocadas pelo Executivo</text:span></text:p>
      <text:p text:style-name="P2"><text:s text:c="5"/>|--&gt; Convocação de conferência</text:p>
      <text:p text:style-name="P2"><text:s text:c="5"/>|--&gt; Edição de conferência</text:p>
      <text:p text:style-name="P2"><text:s text:c="5"/>|--&gt; Etapa de conferência</text:p>
      <text:p text:style-name="P2"><text:soft-page-break/><text:s text:c="7"/>nota de escopo: <text:span text:style-name="T1">Uma etapa é um evento participativo e também é chamada de conferência, enquanto 'a' conferência é o processo todo</text:span></text:p>
      <text:p text:style-name="P2"><text:s text:c="9"/>|--&gt; Conferência estadual</text:p>
      <text:p text:style-name="P2"><text:s text:c="10"/>nota de escopo: <text:span text:style-name="T1">Uma etapa é um evento participativo, também chamado de conferência, enquanto a conferência em si é o processo todo</text:span></text:p>
      <text:p text:style-name="P2"><text:s text:c="9"/>|--&gt; Conferência extraordinária</text:p>
      <text:p text:style-name="P2"><text:s text:c="10"/>nota de escopo: <text:span text:style-name="T1">Uma etapa é um evento participativo, também chamado de conferência, enquanto a conferência em si é o processo todo</text:span></text:p>
      <text:p text:style-name="P2"><text:s text:c="9"/>|--&gt; Conferência intermunicipal</text:p>
      <text:p text:style-name="P2"><text:s text:c="10"/>nota de escopo: <text:span text:style-name="T1">Uma etapa é um evento participativo, também chamado de conferência, enquanto a conferência em si é o processo todo</text:span></text:p>
      <text:p text:style-name="P2"><text:s text:c="9"/>|--&gt; Conferência livre</text:p>
      <text:p text:style-name="P2"><text:s text:c="10"/>nota de escopo: <text:span text:style-name="T1">Uma etapa é um evento participativo, também chamado de conferência, enquanto a conferência em si é o processo todo</text:span></text:p>
      <text:p text:style-name="P2"><text:s text:c="9"/>|--&gt; Conferência municipal</text:p>
      <text:p text:style-name="P2"><text:s text:c="10"/>nota de escopo: <text:span text:style-name="T1">Uma etapa é um evento participativo, também chamado de conferência, enquanto a conferência em si é o processo todo</text:span></text:p>
      <text:p text:style-name="P2"><text:s text:c="9"/>|--&gt; Conferência regional</text:p>
      <text:p text:style-name="P2"><text:s text:c="10"/>nota de escopo: <text:span text:style-name="T1">Uma etapa é um evento participativo, também chamado de conferência, enquanto a conferência em si é o processo todo</text:span></text:p>
      <text:p text:style-name="P2"><text:s text:c="9"/>|--&gt; Conferência virtual</text:p>
      <text:p text:style-name="P2"><text:s text:c="10"/>nota de escopo: <text:span text:style-name="T1">Uma etapa é um evento participativo, também chamado de conferência, enquanto a conferência em si é o processo todo</text:span></text:p>
      <text:p text:style-name="P2"><text:s text:c="5"/>|--&gt; Metodologia de conferência</text:p>
      <text:p text:style-name="P2"><text:s text:c="3"/>|--&gt; Conselho</text:p>
      <text:p text:style-name="P2"><text:s text:c="4"/>forma alternativa: <text:span text:style-name="T1">Conselho de políticas públicas</text:span></text:p>
      <text:p text:style-name="P2"><text:s text:c="4"/>forma alternativa: <text:span text:style-name="T1">Conselho nacional de políticas públicas</text:span></text:p>
      <text:p text:style-name="P2"><text:s text:c="4"/>definição: <text:span text:style-name="T1">Espaços públicos vinculados a órgãos do Poder Executivo, tendo por finalidade permitir a participação da sociedade na definição de prioridades para a agenda política, bem como na formulação, no acompanhamento e no controle das políticas públicas (IPEA 2013)</text:span></text:p>
      <text:p text:style-name="P2"><text:s text:c="3"/>|--&gt; Ouvidoria</text:p>
      <text:p text:style-name="P2">|--&gt; Mecanismo de participação social</text:p>
      <text:p text:style-name="P2"><text:s text:c="3"/>|--&gt; Ambente virtual de participação social</text:p>
      <text:p text:style-name="P2"><text:s text:c="3"/>|--&gt; Audiência pública</text:p>
      <text:p text:style-name="P2"><text:s text:c="3"/>|--&gt; Consulta pública</text:p>
      <text:p text:style-name="P2"><text:s text:c="3"/>|--&gt; Fórum interconselhos</text:p>
      <text:p text:style-name="P2"><text:s text:c="3"/>|--&gt; Mesa de diálogo</text:p>
      <text:p text:style-name="P2">|--&gt; Momento participativo</text:p>
      <text:p text:style-name="P2"><text:s text:c="3"/>|--&gt; Grupo de trabalho</text:p>
      <text:p text:style-name="P2"><text:s text:c="3"/>|--&gt; Oficina</text:p>
      <text:p text:style-name="P2"><text:s text:c="3"/>|--&gt; Palestra</text:p>
      <text:p text:style-name="P2"><text:s text:c="3"/>|--&gt; Plenária</text:p>
      <text:p text:style-name="P2"><text:s text:c="3"/>|--&gt; Plenária temática</text:p>
      <text:p text:style-name="P2">|--&gt; Mulher</text:p>
      <text:p text:style-name="P2">|--&gt; Município</text:p>
      <text:p text:style-name="P2">|--&gt; Organização nacional de conferência</text:p>
      <text:p text:style-name="P2"><text:s/>termo relacionado: <text:span text:style-name="T1">Corpo gestor de conferência</text:span></text:p>
      <text:p text:style-name="P2"><text:s/>termo relacionado: <text:span text:style-name="T1">Conselho</text:span></text:p>
      <text:p text:style-name="P2"><text:s text:c="3"/>|--&gt; Assessoria</text:p>
      <text:p text:style-name="P2"><text:s text:c="3"/>|--&gt; Comissão</text:p>
      <text:p text:style-name="P2"><text:s text:c="3"/>|--&gt; Comitê</text:p>
      <text:p text:style-name="P2"><text:soft-page-break/><text:s text:c="3"/>|--&gt; Coordenador</text:p>
      <text:p text:style-name="P2"><text:s text:c="3"/>|--&gt; Coordenação</text:p>
      <text:p text:style-name="P2"><text:s text:c="3"/>|--&gt; Presidência</text:p>
      <text:p text:style-name="P2"><text:s text:c="3"/>|--&gt; Relator</text:p>
      <text:p text:style-name="P2"><text:s text:c="3"/>|--&gt; Secretário</text:p>
      <text:p text:style-name="P2"><text:s text:c="3"/>|--&gt; Subcomitê</text:p>
      <text:p text:style-name="P2">|--&gt; Órgão público</text:p>
      <text:p text:style-name="P2"><text:s text:c="3"/>|--&gt; Conselho</text:p>
      <text:p text:style-name="P2"><text:s text:c="4"/>forma alternativa: <text:span text:style-name="T1">Conselho de políticas públicas</text:span></text:p>
      <text:p text:style-name="P2"><text:s text:c="4"/>forma alternativa: <text:span text:style-name="T1">Conselho nacional de políticas públicas</text:span></text:p>
      <text:p text:style-name="P2"><text:s text:c="4"/>definição: <text:span text:style-name="T1">Espaços públicos vinculados a órgãos do Poder Executivo, tendo por finalidade permitir a participação da sociedade na definição de prioridades para a agenda política, bem como na formulação, no acompanhamento e no controle das políticas públicas (IPEA 2013)</text:span></text:p>
      <text:p text:style-name="P2"><text:s text:c="3"/>|--&gt; Câmara dos deputados</text:p>
      <text:p text:style-name="P2"><text:s text:c="3"/>|--&gt; Fórum</text:p>
      <text:p text:style-name="P2"><text:s text:c="3"/>|--&gt; Fórum não governamental</text:p>
      <text:p text:style-name="P2"><text:s text:c="3"/>|--&gt; Ministério</text:p>
      <text:p text:style-name="P2"><text:s text:c="5"/>|--&gt; Secretaria</text:p>
      <text:p text:style-name="P2"><text:s text:c="9"/>|--&gt; Secretaria com status de ministério</text:p>
      <text:p text:style-name="P2">|--&gt; Participante</text:p>
      <text:p text:style-name="P2">|--&gt; priorização</text:p>
      <text:p text:style-name="P2">|--&gt; Proposta</text:p>
      <text:p text:style-name="P2"><text:s text:c="3"/>|--&gt; Proposta aprovada</text:p>
      <text:p text:style-name="P2">|--&gt; qualificador de grupo</text:p>
      <text:p text:style-name="P2"><text:s text:c="3"/>|--&gt; adjunto</text:p>
      <text:p text:style-name="P2"><text:s text:c="3"/>|--&gt; de trabalho</text:p>
      <text:p text:style-name="P2"><text:s text:c="3"/>|--&gt; editorial</text:p>
      <text:p text:style-name="P2"><text:s text:c="3"/>|--&gt; especial</text:p>
      <text:p text:style-name="P2"><text:s text:c="3"/>|--&gt; executivo</text:p>
      <text:p text:style-name="P2"><text:s text:c="3"/>|--&gt; geral</text:p>
      <text:p text:style-name="P2">|--&gt; regimento</text:p>
      <text:p text:style-name="P2">|--&gt; Tema</text:p>
      <text:p text:style-name="P2">|--&gt; Vag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0-20T03:08:40</meta:creation-date>
    <dc:date>2014-10-20T03:25:17</dc:date>
    <dc:creator>R Fabbri</dc:creator>
    <meta:editing-duration>PT13M42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3" meta:paragraph-count="116" meta:word-count="750" meta:character-count="5158" meta:non-whitespace-character-count="4093"/>
  </office:meta>
</office:document-meta>
</file>